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2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c935" officeooo:paragraph-rsid="0012c935"/>
    </style:style>
    <style:style style:name="P2" style:family="paragraph" style:parent-style-name="Standard">
      <style:paragraph-properties fo:text-align="start" style:justify-single-word="false"/>
      <style:text-properties officeooo:rsid="0012c935" officeooo:paragraph-rsid="0012c9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BLIOGRAFIA</text:p>
      <text:p text:style-name="P1"/>
      <text:p text:style-name="P2"><text:a xlink:type="simple" xlink:href="https://stripe.com/es" text:style-name="Internet_20_link" text:visited-style-name="Visited_20_Internet_20_Link">https://stripe.com/es</text:a><text:tab/></text:p>
      <text:p text:style-name="P2"><text:a xlink:type="simple" xlink:href="https://stripe.com/es/resources/more/how-to-integrate-a-payment-gateway-into-a-website" text:style-name="Internet_20_link" text:visited-style-name="Visited_20_Internet_20_Link">https://stripe.com/es/resources/more/how-to-integrate-a-payment-gateway-into-a-website</text:a><text:tab/></text:p>
      <text:p text:style-name="P2"><text:a xlink:type="simple" xlink:href="https://stripe.com/es/resources/more/vat-ecommerce-businesses-spain" text:style-name="Internet_20_link" text:visited-style-name="Visited_20_Internet_20_Link">https://stripe.com/es/resources/more/vat-ecommerce-businesses-spain</text:a> </text:p>
      <text:p text:style-name="P2"><text:a xlink:type="simple" xlink:href="https://blog.hubspot.es/website/diseno-responsive" text:style-name="Internet_20_link" text:visited-style-name="Visited_20_Internet_20_Link">https://blog.hubspot.es/website/diseno-responsive</text:a></text:p>
      <text:p text:style-name="P2"><text:a xlink:type="simple" xlink:href="https://openwebinars.net/blog/que-es-mysql/" text:style-name="Internet_20_link" text:visited-style-name="Visited_20_Internet_20_Link">https://openwebinars.net/blog/que-es-mysql/</text:a></text:p>
      <text:p text:style-name="P2"><text:a xlink:type="simple" xlink:href="https://www.arsys.es/blog/que-es-visual-studio-code-y-cuales-son-sus-ventajas" text:style-name="Internet_20_link" text:visited-style-name="Visited_20_Internet_20_Link">https://www.arsys.es/blog/que-es-visual-studio-code-y-cuales-son-sus-ventajas</text:a></text:p>
      <text:p text:style-name="P2"><text:a xlink:type="simple" xlink:href="https://blog.hubspot.es/website/framework-desarrollo-web" text:style-name="Internet_20_link" text:visited-style-name="Visited_20_Internet_20_Link">https://blog.hubspot.es/website/framework-desarrollo-web</text:a></text:p>
      <text:p text:style-name="P2"><text:a xlink:type="simple" xlink:href="https://tailwindcss.com/" text:style-name="Internet_20_link" text:visited-style-name="Visited_20_Internet_20_Link">https://tailwindcss.com/</text:a><text:tab/><text:tab/><text:tab/></text:p>
      <text:p text:style-name="P2"><text:a xlink:type="simple" xlink:href="https://raiolanetworks.com/blog/tailwind-css/" text:style-name="Internet_20_link" text:visited-style-name="Visited_20_Internet_20_Link">https://raiolanetworks.com/blog/tailwind-css/</text:a><text:tab/></text:p>
      <text:p text:style-name="P2"><text:a xlink:type="simple" xlink:href="https://code.visualstudio.com/" text:style-name="Internet_20_link" text:visited-style-name="Visited_20_Internet_20_Link">https://code.visualstudio.com/</text:a></text:p>
      <text:p text:style-name="P2"><text:a xlink:type="simple" xlink:href="https://www.mysql.com/" text:style-name="Internet_20_link" text:visited-style-name="Visited_20_Internet_20_Link">https://www.mysql.com/</text:a></text:p>
      <text:p text:style-name="P2"><text:a xlink:type="simple" xlink:href="https://www.php.net/" text:style-name="Internet_20_link" text:visited-style-name="Visited_20_Internet_20_Link">https://www.php.net/</text:a></text:p>
      <text:p text:style-name="P2"><text:a xlink:type="simple" xlink:href="https://lenguajejs.com/javascript/" text:style-name="Internet_20_link" text:visited-style-name="Visited_20_Internet_20_Link">https://lenguajejs.com/javascript/</text:a></text:p>
      <text:p text:style-name="P2"><text:a xlink:type="simple" xlink:href="https://lenguajecss.com/" text:style-name="Internet_20_link" text:visited-style-name="Visited_20_Internet_20_Link">https://lenguajecss.com/</text:a></text:p>
      <text:p text:style-name="P2"><text:a xlink:type="simple" xlink:href="https://lenguajehtml.com/html/" text:style-name="Internet_20_link" text:visited-style-name="Visited_20_Internet_20_Link">https://lenguajehtml.com/html/</text:a></text:p>
      <text:p text:style-name="P2"><text:a xlink:type="simple" xlink:href="https://www.w3schools.com/" text:style-name="Internet_20_link" text:visited-style-name="Visited_20_Internet_20_Link">https://www.w3schools.com/</text:a></text:p>
      <text:p text:style-name="P2"><text:a xlink:type="simple" xlink:href="https://developer.mozilla.org/es/" text:style-name="Internet_20_link" text:visited-style-name="Visited_20_Internet_20_Link">https://developer.mozilla.org/es/</text:a></text:p>
      <text:p text:style-name="P2"><text:a xlink:type="simple" xlink:href="https://www.boe.es/buscar/act.php?id=BOE-A-2018-16673" text:style-name="Internet_20_link" text:visited-style-name="Visited_20_Internet_20_Link">https://www.boe.es/buscar/act.php?id=BOE-A-2018-16673</text:a>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2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2">
  <office:meta>
    <meta:creation-date>2025-09-26T20:08:38.384000000</meta:creation-date>
    <dc:date>2026-01-23T10:47:33.333054900</dc:date>
    <meta:editing-duration>PT44M25S</meta:editing-duration>
    <meta:editing-cycles>6</meta:editing-cycles>
    <meta:generator>LibreOffice/25.2.6.2$Windows_X86_64 LibreOffice_project/729c5bfe710f5eb71ed3bbde9e06a6065e9c6c5d</meta:generator>
    <meta:document-statistic meta:table-count="0" meta:image-count="0" meta:object-count="0" meta:page-count="1" meta:paragraph-count="19" meta:word-count="19" meta:character-count="760" meta:non-whitespace-character-count="752"/>
  </office:meta>
</office:document-meta>
</file>